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tags</text:p>
          </table:table-cell>
          <table:table-cell office:value-type="string">
            <text:p>is_listed</text:p>
          </table:table-cell>
          <table:table-cell office:value-type="string">
            <text:p>defense_armies</text:p>
          </table:table-cell>
          <table:table-cell office:value-type="string">
            <text:p>protects_from_bombardment</text:p>
          </table:table-cell>
          <table:table-cell office:value-type="string">
            <text:p>planetary_ftl_inhibitor</text:p>
          </table:table-cell>
          <table:table-cell office:value-type="string">
            <text:p>base_buildtime</text:p>
          </table:table-cell>
          <table:table-cell office:value-type="string">
            <text:p>cost</text:p>
          </table:table-cell>
          <table:table-cell office:value-type="string">
            <text:p>required_resources</text:p>
          </table:table-cell>
          <table:table-cell office:value-type="string">
            <text:p>potenti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erequisites</text:p>
          </table:table-cell>
          <table:table-cell office:value-type="string">
            <text:p>upgrades</text:p>
          </table:table-cell>
          <table:table-cell office:value-type="string">
            <text:p>produced_resourc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anet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i_allo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i_we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low</text:p>
          </table:table-cell>
          <table:table-cell office:value-type="string">
            <text:p/>
          </table:table-cell>
          <table:table-cell office:value-type="string">
            <text:p>icon</text:p>
          </table:table-cell>
          <table:table-cell office:value-type="string">
            <text:p>planet_unique</text:p>
          </table:table-cell>
          <table:table-cell office:value-type="string">
            <text:p>produced_resource_trigg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ow_tech_unlock_if</text:p>
          </table:table-cell>
          <table:table-cell office:value-type="string">
            <text:p/>
          </table:table-cell>
          <table:table-cell office:value-type="string">
            <text:p>destroy_if</text:p>
          </table:table-cell>
          <table:table-cell office:value-type="string">
            <text:p>army_modifier</text:p>
          </table:table-cell>
          <table:table-cell office:value-type="string">
            <text:p>triggered_planet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</text:p>
          </table:table-cell>
          <table:table-cell office:value-type="string">
            <text:p>energy</text:p>
          </table:table-cell>
          <table:table-cell office:value-type="string">
            <text:p>conditions_stronghold</text:p>
          </table:table-cell>
          <table:table-cell office:value-type="string">
            <text:p>conditions_fortress</text:p>
          </table:table-cell>
          <table:table-cell office:value-type="string">
            <text:p>planet_is_habitat</text:p>
          </table:table-cell>
          <table:table-cell office:value-type="string">
            <text:p>conditions_military_academy</text:p>
          </table:table-cell>
          <table:table-cell office:value-type="string">
            <text:p>conditions_clone_vats</text:p>
          </table:table-cell>
          <table:table-cell office:value-type="string">
            <text:p>conditions_war_facto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ity</text:p>
          </table:table-cell>
          <table:table-cell office:value-type="string">
            <text:p>engineering_research</text:p>
          </table:table-cell>
          <table:table-cell office:value-type="string">
            <text:p>society_research</text:p>
          </table:table-cell>
          <table:table-cell office:value-type="string">
            <text:p>planet_unrest_add</text:p>
          </table:table-cell>
          <table:table-cell office:value-type="string">
            <text:p>planet_orbital_bombardment_damage</text:p>
          </table:table-cell>
          <table:table-cell office:value-type="string">
            <text:p>planet_army_build_speed_mult</text:p>
          </table:table-cell>
          <table:table-cell office:value-type="string">
            <text:p>unity_buildings_ai_allow</text:p>
          </table:table-cell>
          <table:table-cell office:value-type="string">
            <text:p>planetary_shield_ai_allow_conditions</text:p>
          </table:table-cell>
          <table:table-cell office:value-type="string">
            <text:p>military_academy_ai_allow_conditions</text:p>
          </table:table-cell>
          <table:table-cell office:value-type="string">
            <text:p>clone_vats_ai_allow_conditions</text:p>
          </table:table-cell>
          <table:table-cell office:value-type="string">
            <text:p>war_factor_ai_allow_conditions</text:p>
          </table:table-cell>
          <table:table-cell office:value-type="string">
            <text:p>weight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quires_capital_2</text:p>
          </table:table-cell>
          <table:table-cell office:value-type="string">
            <text:p>requires_capital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_unlock_conditions_military_academy</text:p>
          </table:table-cell>
          <table:table-cell office:value-type="string">
            <text:p>is_machine_empire</text:p>
          </table:table-cell>
          <table:table-cell office:value-type="string">
            <text:p>owner_is_machine_empire</text:p>
          </table:table-cell>
          <table:table-cell office:value-type="string">
            <text:p>army_starting_experience_add</text:p>
          </table:table-cell>
          <table:table-cell office:value-type="string">
            <text:p>OCCNUM</text:p>
          </table:table-cell>
          <table:table-cell office:value-type="string">
            <text:p>key</text:p>
          </table:table-cell>
          <table:table-cell office:value-type="string">
            <text:p>potential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ight</text:p>
          </table:table-cell>
          <table:table-cell office:value-type="string">
            <text:p>planet</text:p>
          </table:table-cell>
          <table:table-cell office:value-type="string">
            <text:p>fr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overhauled_building_stats_enabled</text:p>
          </table:table-cell>
          <table:table-cell office:value-type="string">
            <text:p>resourc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verhauled_building_stats_enabled</text:p>
          </table:table-cell>
          <table:table-cell office:value-type="string">
            <text:p>planet_army_build_speed_mult</text:p>
          </table:table-cell>
          <table:table-cell office:value-type="string">
            <text:p>planet_unrest_add</text:p>
          </table:table-cell>
          <table:table-cell office:value-type="string">
            <text:p>planet_army_build_cost_mul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planet_flag</text:p>
          </table:table-cell>
          <table:table-cell office:value-type="string">
            <text:p>has_planet_fl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_research</text:p>
          </table:table-cell>
          <table:table-cell office:value-type="string">
            <text:p>physics_research</text:p>
          </table:table-cell>
          <table:table-cell office:value-type="string">
            <text:p>un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stronghold</text:p>
          </table:table-cell>
          <table:table-cell office:value-type="string">
            <text:p>{ military_building }</text:p>
          </table:table-cell>
          <table:table-cell office:value-type="string">
            <text:p>yes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80</text:p>
          </table:table-cell>
          <table:table-cell office:value-type="string">
            <text:p>30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planetary_defenses" }</text:p>
          </table:table-cell>
          <table:table-cell office:value-type="string">
            <text:p>{ building_fortress }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>fortify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fortress</text:p>
          </table:table-cell>
          <table:table-cell office:value-type="string">
            <text:p>{ military_building }</text:p>
          </table:table-cell>
          <table:table-cell office:value-type="string">
            <text:p>no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80</text:p>
          </table:table-cell>
          <table:table-cell office:value-type="string">
            <text:p>500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global_defense_grid" }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>fortify_planet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planetary_shield_generator</text:p>
          </table:table-cell>
          <table:table-cell office:value-type="string">
            <text:p>{ military_building }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60</text:p>
          </table:table-cell>
          <table:table-cell office:value-type="string">
            <text:p>500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planetary_shield_generator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build_planetary_shield_generator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"building_shield_generator"</text:p>
          </table:table-cell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military_academy</text:p>
          </table:table-cell>
          <table:table-cell office:value-type="string">
            <text:p>{ military_building }</text:p>
          </table:table-cell>
          <table:table-cell office:value-type="string">
            <text:p>yes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60</text:p>
          </table:table-cell>
          <table:table-cell office:value-type="string">
            <text:p>20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centralized_command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-10</text:p>
          </table:table-cell>
          <table:table-cell office:value-type="string">
            <text:p/>
          </table:table-cell>
          <table:table-cell office:value-type="string">
            <text:p>0.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>build_military_academy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clone_vats</text:p>
          </table:table-cell>
          <table:table-cell office:value-type="string">
            <text:p>{ military_building }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60</text:p>
          </table:table-cell>
          <table:table-cell office:value-type="string">
            <text:p>20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{ "tech_gene_banks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>build_clone_vat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war_factory</text:p>
          </table:table-cell>
          <table:table-cell office:value-type="string">
            <text:p>{ military_building }</text:p>
          </table:table-cell>
          <table:table-cell office:value-type="string">
            <text:p>yes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60</text:p>
          </table:table-cell>
          <table:table-cell office:value-type="string">
            <text:p>20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{ "tech_centralized_command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>build_war_factory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100</text:p>
          </table:table-cell>
          <table:table-cell office:value-type="string">
            <text:p>OCC0</text:p>
          </table:table-cell>
          <table:table-cell office:value-type="string">
            <text:p>building_war_factory</text:p>
          </table:table-cell>
          <table:table-cell office:value-type="string">
            <text:p>no</text:p>
          </table:table-cell>
          <table:table-cell office:value-type="string">
            <text:p>0.50</text:p>
          </table:table-cell>
          <table:table-cell office:value-type="string">
            <text:p>-1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building_war_factory</text:p>
          </table:table-cell>
          <table:table-cell office:value-type="string">
            <text:p>yes</text:p>
          </table:table-cell>
          <table:table-cell office:value-type="string">
            <text:p>0.50</text:p>
          </table:table-cell>
          <table:table-cell office:value-type="string">
            <text:p/>
          </table:table-cell>
          <table:table-cell office:value-type="string">
            <text:p>-0.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3.6</meta:generator>
  </office:meta>
</office:document-meta>
</file>